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AdapterUtils.createServerAdapt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erverAdapterUtils.getServ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AdapterUtils.ServerAdapte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